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2.5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6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00caca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caca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00caca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Micro planning des séances de TP Uniquement (hors travail personnel en dehors des heures de cours)</text:p>
          </table:table-cell>
          <table:covered-table-cell table:number-columns-repeated="2" table:style-name="Default"/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2" table:number-rows-spanned="1">
            <text:p>Le Vendredi 22 Janvier</text:p>
          </table:table-cell>
          <table:covered-table-cell/>
          <table:table-cell office:value-type="string" calcext:value-type="string" table:number-columns-spanned="7" table:number-rows-spanned="1">
            <text:p>Configuration GIt/GitHub</text:p>
            <text:p>début modélisation de projet</text:p>
            <text:p>début documentation / recherches</text:p>
          </table:table-cell>
          <table:covered-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Le Vendredi 05 Février</text:p>
          </table:table-cell>
          <table:covered-table-cell/>
          <table:table-cell office:value-type="string" calcext:value-type="string" table:number-columns-spanned="7" table:number-rows-spanned="1">
            <text:p>Suite : Modélisation projet</text:p>
            <text:p>documentation et recherches sur le sujet</text:p>
            <text:p>quelques réglages sur github</text:p>
          </table:table-cell>
          <table:covered-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Le Mardi 09 Février</text:p>
          </table:table-cell>
          <table:covered-table-cell/>
          <table:table-cell office:value-type="string" calcext:value-type="string" table:number-columns-spanned="7" table:number-rows-spanned="1">
            <text:p>Début travail sur SDL</text:p>
            <text:p>Début travail sur les fonctions des pieces et partie console</text:p>
            <text:p>Codage de fonctions et conditions des règles du jeu</text:p>
            <text:p>Début création du menu du jeu</text:p>
          </table:table-cell>
          <table:covered-table-cell table:number-columns-repeated="6"/>
        </table:table-row>
        <table:table-row table:style-name="ro4">
          <table:table-cell office:value-type="string" calcext:value-type="string" table:number-columns-spanned="2" table:number-rows-spanned="1">
            <text:p>Le Vendredi 19 Février</text:p>
          </table:table-cell>
          <table:covered-table-cell/>
          <table:table-cell office:value-type="string" calcext:value-type="string" table:number-columns-spanned="7" table:number-rows-spanned="1">
            <text:p>suite : travail sur sdl, affichage des images/textes/</text:p>
            <text:p>suite : Finalisation des fonctions de déplacements des pièces et gestion de l'echiquier</text:p>
            <text:p>Finalisation de la dernière fonction du jeu (partie console)</text:p>
            <text:p>Suite : création du menu </text:p>
            <text:p/>
          </table:table-cell>
          <table:covered-table-cell table:number-columns-repeated="6"/>
        </table:table-row>
        <table:table-row table:style-name="ro5">
          <table:table-cell office:value-type="string" calcext:value-type="string" table:number-columns-spanned="2" table:number-rows-spanned="1">
            <text:p>Le Vendredi 12 Mars</text:p>
          </table:table-cell>
          <table:covered-table-cell/>
          <table:table-cell office:value-type="string" calcext:value-type="string" table:number-columns-spanned="7" table:number-rows-spanned="1">
            <text:p>Suite : finalisation de la dernière fonction du jeu (partie console)</text:p>
            <text:p>suite : finalisation du menu et plateau de jeu</text:p>
            <text:p>début intégration de la partie console sur sdl</text:p>
            <text:p>début IA moteur de jeu</text:p>
            <text:p/>
          </table:table-cell>
          <table:covered-table-cell table:number-columns-repeated="6"/>
        </table:table-row>
        <table:table-row table:style-name="ro6">
          <table:table-cell table:style-name="ce9" office:value-type="string" calcext:value-type="string" table:number-columns-spanned="2" table:number-rows-spanned="1">
            <text:p>Le Mardi 16 Mars</text:p>
          </table:table-cell>
          <table:covered-table-cell table:style-name="Default"/>
          <table:table-cell office:value-type="string" calcext:value-type="string" table:number-columns-spanned="7" table:number-rows-spanned="1">
            <text:p>Compléter les fonctions secondaires réarrangement du code</text:p>
            <text:p>Tester le bon fonctionnement du code ( recherche d'erreurs ou dysfonctionnement)</text:p>
            <text:p>Adaptation SDL à l’algorithme.</text:p>
            <text:p><text:span text:style-name="T1">Suite : finalisation du menu et plateau de jeu</text:span></text:p>
          </table:table-cell>
          <table:covered-table-cell table:number-columns-repeated="6"/>
        </table:table-row>
        <table:table-row table:style-name="ro6">
          <table:table-cell table:style-name="ce9" office:value-type="string" calcext:value-type="string" table:number-columns-spanned="2" table:number-rows-spanned="1">
            <text:p>Le Vendredi 19 Mars</text:p>
          </table:table-cell>
          <table:covered-table-cell table:style-name="Default"/>
          <table:table-cell office:value-type="string" calcext:value-type="string" table:number-columns-spanned="7" table:number-rows-spanned="1">
            <text:p><text:span text:style-name="T1">Finalisation du menu de démarrage fonctionnel avec toutes les options en texte (</text:span></text:p>
            <text:p><text:span text:style-name="T1">Jouer local, jouer contre ordinateur, charger une partie, quitter)</text:span></text:p>
            <text:p><text:span text:style-name="T1">Système de bouton en cliquant sur les options du menu fonctionnel</text:span></text:p>
            <text:p><text:span text:style-name="T1">Finalisation de la fonction échec et mat, fonctionnelle</text:span>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09:30:01.60546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6T09:31:38.129550764</meta:creation-date>
    <dc:date>2021-03-25T10:10:51.501113451</dc:date>
    <meta:editing-duration>PT21M59S</meta:editing-duration>
    <meta:editing-cycles>8</meta:editing-cycles>
    <meta:generator>LibreOffice/7.0.3.1$MacOSX_X86_64 LibreOffice_project/d7547858d014d4cf69878db179d326fc3483e082</meta:generator>
    <meta:document-statistic meta:table-count="1" meta:cell-count="15" meta:object-count="0"/>
  </office:meta>
</office:document-meta>
</file>